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officeooo:rsid="001bdfff" officeooo:paragraph-rsid="001e1ba5" style:font-size-asian="10pt" style:font-size-complex="10pt"/>
    </style:style>
    <style:style style:name="P2" style:family="paragraph" style:parent-style-name="Standard">
      <style:text-properties style:font-name="Courier New" fo:font-size="10pt" officeooo:rsid="001bdfff" officeooo:paragraph-rsid="001e38cd" style:font-size-asian="10pt" style:font-size-complex="10pt"/>
    </style:style>
    <style:style style:name="P3" style:family="paragraph" style:parent-style-name="Standard">
      <style:text-properties style:font-name="Courier New" fo:font-size="10pt" officeooo:rsid="001bdfff" officeooo:paragraph-rsid="001e1ba5" style:font-size-asian="10pt" style:font-size-complex="10pt"/>
    </style:style>
    <style:style style:name="P4" style:family="paragraph" style:parent-style-name="Standard">
      <style:text-properties style:font-name="Courier New" fo:font-size="10pt" officeooo:rsid="001efe14" officeooo:paragraph-rsid="001efe14" style:font-size-asian="10pt" style:font-size-complex="10pt"/>
    </style:style>
    <style:style style:name="P5" style:family="paragraph" style:parent-style-name="Standard">
      <style:text-properties style:font-name="Courier New" fo:font-size="10pt" officeooo:rsid="001ff560" officeooo:paragraph-rsid="001ff560" style:font-size-asian="10pt" style:font-size-complex="10pt"/>
    </style:style>
    <style:style style:name="T1" style:family="text">
      <style:text-properties officeooo:rsid="001dc026"/>
    </style:style>
    <style:style style:name="T2" style:family="text">
      <style:text-properties officeooo:rsid="0022098e"/>
    </style:style>
    <style:style style:name="T3" style:family="text">
      <style:text-properties officeooo:rsid="001ecea7"/>
    </style:style>
    <style:style style:name="T4" style:family="text">
      <style:text-properties officeooo:rsid="001e38cd"/>
    </style:style>
    <style:style style:name="T5" style:family="text">
      <style:text-properties officeooo:rsid="001ff56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#<text:span text:style-name="T5">Set up operation:</text:span></text:p>
      <text:p text:style-name="P4"><text:span text:style-name="T5">1) Build image from Dockerfile</text:span></text:p>
      <text:p text:style-name="P5">2) Creating volume for persistent data</text:p>
      <text:p text:style-name="P5">3) Creating container from image</text:p>
      <text:p text:style-name="P1">~/Documenti/Thesis_2025$ sudo docker build -t ngsi-translator -f ./<text:span text:style-name="T3">Docker/</text:span>NGSI-Translator-Dockerfile .</text:p>
      <text:p text:style-name="P1"/>
      <text:p text:style-name="P1">~/Documenti/Thesis_2025$ sudo docker volume create NGSI_traduction_data</text:p>
      <text:p text:style-name="P1"/>
      <text:p text:style-name="P1">~/Documenti/Thesis_2025$ sudo docker run -it --name NGSI-tra<text:span text:style-name="T1">nslator</text:span> -v NGSI_traduction_data:/root/persistent ngsi-tra<text:span text:style-name="T2">nslator</text:span></text:p>
      <text:p text:style-name="P1"/>
      <text:p text:style-name="P5">#Restart container</text:p>
      <text:p text:style-name="P5">~/Documenti/Thesis_2025$ sudo docker start NGSI-translator</text:p>
      <text:p text:style-name="P5">~/Documenti/Thesis_2025$ sudo docker attach NGSI-translator</text:p>
      <text:p text:style-name="P1"/>
      <text:p text:style-name="P4">#<text:span text:style-name="T5">Cleaning operation: delete container and delete iamge</text:span></text:p>
      <text:p text:style-name="P2">~/Documenti/Thesis_2025$ sudo docker rm -f NGSI-tr<text:span text:style-name="T4">anslator</text:span></text:p>
      <text:p text:style-name="P2">~/Documenti/Thesis_2025$ sudo docker rmi ngsi-tra<text:span text:style-name="T4">nslato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07T19:08:27.755829201</meta:creation-date>
    <dc:date>2025-10-08T18:23:40.613028200</dc:date>
    <meta:editing-duration>PT5H58M1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75" meta:character-count="718" meta:non-whitespace-character-count="657"/>
  </office:meta>
</office:document-meta>
</file>